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GB"/>
    </style:style>
    <style:style style:name="P8" style:family="paragraph" style:parent-style-name="Text_20_body">
      <style:text-properties fo:language="en" fo:country="GB"/>
    </style:style>
    <style:style style:name="P9" style:family="paragraph" style:parent-style-name="Text_20_body">
      <style:text-properties fo:language="en" fo:country="GB" officeooo:rsid="0011b027" officeooo:paragraph-rsid="0011b027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1" style:family="paragraph" style:parent-style-name="Contents_20_Heading">
      <style:text-properties fo:language="en" fo:country="GB" officeooo:rsid="00225adc" officeooo:paragraph-rsid="00225adc"/>
    </style:style>
    <style:style style:name="P12" style:family="paragraph" style:parent-style-name="Standard">
      <style:text-properties fo:language="en" fo:country="GB" officeooo:paragraph-rsid="00214719"/>
    </style:style>
    <style:style style:name="P13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5" style:family="paragraph" style:parent-style-name="Standard">
      <style:text-properties style:font-name="Calibri" fo:font-size="12pt" fo:language="en" fo:country="GB" officeooo:paragraph-rsid="00214719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officeooo:paragraph-rsid="00214719" style:font-size-asian="12pt" style:font-size-complex="12pt"/>
    </style:style>
    <style:style style:name="P17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4719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paragraph-rsid="00214719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paragraph-rsid="00214719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fo:language="en" fo:country="GB" style:text-underline-style="none" officeooo:paragraph-rsid="00214719" style:text-blinking="false" fo:background-color="transparent" loext:padding="0cm" loext:border="none"/>
    </style:style>
    <style:style style:name="P2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14719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language="en" fo:country="GB" fo:font-weight="bold" officeooo:paragraph-rsid="00214719" style:font-size-asian="24pt" style:font-weight-asian="bold" style:font-size-complex="24pt" style:font-weight-complex="bold"/>
    </style:style>
    <style:style style:name="P25" style:family="paragraph" style:parent-style-name="Titulo" style:master-page-name="Standard">
      <style:paragraph-properties style:page-number="auto"/>
      <style:text-properties fo:language="en" fo:country="GB"/>
    </style:style>
    <style:style style:name="P26" style:family="paragraph" style:parent-style-name="Heading_20_1">
      <style:text-properties fo:language="en" fo:country="GB"/>
    </style:style>
    <style:style style:name="P27" style:family="paragraph" style:parent-style-name="Heading_20_2">
      <style:paragraph-properties fo:break-before="page"/>
      <style:text-properties fo:language="en" fo:country="GB"/>
    </style:style>
    <style:style style:name="P28" style:family="paragraph" style:parent-style-name="Standard" style:master-page-name="First_20_Page">
      <style:paragraph-properties style:page-number="auto"/>
      <style:text-properties fo:language="en" fo:country="GB" officeooo:paragraph-rsid="00214719"/>
    </style:style>
    <style:style style:name="P29" style:family="paragraph" style:parent-style-name="Standard">
      <style:text-properties fo:language="en" fo:country="GB"/>
    </style:style>
    <style:style style:name="P30" style:family="paragraph" style:parent-style-name="Text_20_body" style:list-style-name="L1">
      <style:text-properties fo:language="en" fo:country="GB"/>
    </style:style>
    <style:style style:name="P31" style:family="paragraph" style:parent-style-name="Text_20_body" style:list-style-name="L1">
      <style:text-properties fo:language="en" fo:country="GB" officeooo:rsid="0011b027" officeooo:paragraph-rsid="0011b027"/>
    </style:style>
    <style:style style:name="P32" style:family="paragraph" style:parent-style-name="Text_20_body" style:list-style-name="L2">
      <style:text-properties fo:language="en" fo:country="GB"/>
    </style:style>
    <style:style style:name="P33" style:family="paragraph" style:parent-style-name="Text_20_body" style:list-style-name="L3">
      <style:text-properties fo:language="en" fo:country="GB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36b36"/>
    </style:style>
    <style:style style:name="T3" style:family="text">
      <style:text-properties fo:color="#999966" loext:opacity="100%" officeooo:rsid="002521ce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14719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14719" style:text-blinking="false" fo:background-color="transparent" loext:char-shading-value="0" style:font-size-asian="36pt" style:font-size-complex="36pt"/>
    </style:style>
    <style:style style:name="T13" style:family="text">
      <style:text-properties officeooo:rsid="0011b027"/>
    </style:style>
    <style:style style:name="T14" style:family="text">
      <style:text-properties officeooo:rsid="0014bce2"/>
    </style:style>
    <style:style style:name="T15" style:family="text">
      <style:text-properties officeooo:rsid="0017c4b5"/>
    </style:style>
    <style:style style:name="T16" style:family="text">
      <style:text-properties officeooo:rsid="00198aae"/>
    </style:style>
    <style:style style:name="T17" style:family="text">
      <style:text-properties officeooo:rsid="001b7d57"/>
    </style:style>
    <style:style style:name="T18" style:family="text">
      <style:text-properties officeooo:rsid="001d6730"/>
    </style:style>
    <style:style style:name="T19" style:family="text">
      <style:text-properties officeooo:rsid="001f403a"/>
    </style:style>
    <style:style style:name="T20" style:family="text">
      <style:text-properties officeooo:rsid="001f85de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fo:color="#1155cc" loext:opacity="100%" fo:language="en" fo:country="GB" style:text-underline-style="solid" style:text-underline-width="auto" style:text-underline-color="font-color"/>
    </style:style>
    <style:style style:name="T23" style:family="text">
      <style:text-properties style:font-name="Calibri" fo:font-size="12pt" fo:language="en" fo:country="GB" style:font-size-asian="12pt" style:font-size-complex="12pt"/>
    </style:style>
    <style:style style:name="T24" style:family="text">
      <style:text-properties officeooo:rsid="002332ea"/>
    </style:style>
    <style:style style:name="T25" style:family="text">
      <style:text-properties officeooo:rsid="001f1a79"/>
    </style:style>
    <style:style style:name="T26" style:family="text">
      <style:text-properties fo:language="en" fo:country="G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s of operating system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3"/>
          <text:p text:style-name="P13"><text:user-field-get text:name="Modulo">Computer Systems</text:user-field-get></text:p>
          <text:p text:style-name="P13">CFGS DAW</text:p>
        </draw:text-box>
      </draw:frame>
      <text:p text:style-name="P28"/>
      <text:p text:style-name="P12"/>
      <text:p text:style-name="P12"/>
      <text:p text:style-name="P12"/>
      <text:p text:style-name="P24"><text:span text:style-name="T8">Computer Systems – </text:span><text:span text:style-name="T9">Study guide</text:span><text:span text:style-name="T10"><text:line-break/></text:span><text:span text:style-name="T11">UD 0</text:span><text:span text:style-name="T12">5</text:span><text:span text:style-name="T11">. </text:span><text:span text:style-name="T21"><text:user-field-get text:name="Tema">Fundamentals of operating systems</text:user-field-get></text:span></text:p>
      <text:p text:style-name="P22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20">Sergio García / Alfredo Oltra</text:p>
      <text:p text:style-name="P19"><text:a xlink:type="simple" xlink:href="mailto:alfredo.oltra@ceedcv.es" text:style-name="Internet_20_link" text:visited-style-name="Visited_20_Internet_20_Link"><text:span text:style-name="T26">sergio</text:span></text:a><text:a xlink:type="simple" xlink:href="mailto:alfredo.oltra@ceedcv.es" text:style-name="Internet_20_link" text:visited-style-name="Visited_20_Internet_20_Link"><text:span text:style-name="T26">.</text:span></text:a><text:a xlink:type="simple" xlink:href="mailto:alfredo.oltra@ceedcv.es" text:style-name="Internet_20_link" text:visited-style-name="Visited_20_Internet_20_Link"><text:span text:style-name="T26">garcia</text:span></text:a><text:a xlink:type="simple" xlink:href="mailto:alfredo.oltra@ceedcv.es" text:style-name="Internet_20_link" text:visited-style-name="Visited_20_Internet_20_Link"><text:span text:style-name="T26">@</text:span></text:a><text:a xlink:type="simple" xlink:href="mailto:alfredo.oltra@ceedcv.es" text:style-name="Internet_20_link" text:visited-style-name="Visited_20_Internet_20_Link"><text:span text:style-name="T26">ceedcv.e</text:span></text:a><text:a xlink:type="simple" xlink:href="mailto:alfredo.oltra@ceedcv.es" text:style-name="Internet_20_link" text:visited-style-name="Visited_20_Internet_20_Link"><text:span text:style-name="T22">s</text:span></text:a></text:p>
      <text:p text:style-name="P23"><text:a xlink:type="simple" xlink:href="mailto:alfredo.oltra@ceedcv.es" text:style-name="Internet_20_link" text:visited-style-name="Visited_20_Internet_20_Link"><text:span text:style-name="T23">alfredo.oltra</text:span></text:a><text:a xlink:type="simple" xlink:href="mailto:alfredo.oltra@ceedcv.es" text:style-name="Internet_20_link" text:visited-style-name="Visited_20_Internet_20_Link"><text:span text:style-name="T23">@</text:span></text:a><text:a xlink:type="simple" xlink:href="mailto:alfredo.oltra@ceedcv.es" text:style-name="Internet_20_link" text:visited-style-name="Visited_20_Internet_20_Link"><text:span text:style-name="T2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21">20<text:span text:style-name="T24">22</text:span>/20<text:span text:style-name="T25">2</text:span><text:span text:style-name="T24">3</text:span></text:p>
      <text:p text:style-name="P16"><text:tab/><text:tab/><text:tab/><text:tab/><text:tab/><text:tab/><text:tab/><text:tab/><text:tab/><text:tab/>Versión:<text:date style:data-style-name="N104" text:date-value="2022-07-29T20:38:34.648999948">220729</text:date>.<text:time style:data-style-name="N105" text:time-value="2022-07-29T20:38:34.650000119">2038</text:time></text:p>
      <text:p text:style-name="P15"/>
      <text:p text:style-name="P15"/>
      <text:p text:style-name="P15"/>
      <text:p text:style-name="P15"/>
      <text:p text:style-name="P15"/>
      <text:p text:style-name="P15"/>
      <text:p text:style-name="P4"/>
      <text:p text:style-name="P4"/>
      <text:p text:style-name="P4"/>
      <text:p text:style-name="P14"><text:soft-page-break/>Licencia</text:p>
      <text:p text:style-name="P4"/>
      <text:p text:style-name="P18"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7"/>
      <text:p text:style-name="P17"><text:s/></text:p>
      <text:p text:style-name="P14">Nomenclatura</text:p>
      <text:p text:style-name="P8"/>
      <text:p text:style-name="P8">A lo largo de este tema se utilizarán distintos símbolos para distinguir elementos importantes dentro del contenido. Estos símbolos son:</text:p>
      <text:p text:style-name="P8"/>
      <text:p text:style-name="P5"><text:span text:style-name="T5"> </text:span>Importante</text:p>
      <text:p text:style-name="P10"/>
      <text:p text:style-name="P5"><text:span text:style-name="T5"> </text:span>Atención</text:p>
      <text:p text:style-name="P10"/>
      <text:p text:style-name="P5"><text:span text:style-name="T5"></text:span> <text:s/>Interesante</text:p>
      <text:h text:style-name="P26" text:outline-level="1" text:is-list-header="true"/>
      <text:h text:style-name="P27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1">INDEX</text:p>
          </text:index-title>
          <text:p text:style-name="P7">1.Data<text:tab/>4</text:p>
          <text:p text:style-name="P7">2.Previous knowledge<text:tab/>4</text:p>
          <text:p text:style-name="P7">3.Objectives<text:tab/>4</text:p>
          <text:p text:style-name="P7">4.Contents<text:tab/>4</text:p>
          <text:p text:style-name="P7">5.Activities<text:tab/>5</text:p>
          <text:p text:style-name="P7">6.Recommendations<text:tab/>5</text:p>
        </text:index-body>
      </text:table-of-content>
      <text:p text:style-name="P4"/>
      <text:p text:style-name="P25">UD0<text:user-field-get text:name="NumeroTema">5</text:user-field-get>. <text:user-field-get text:name="Tema">Fundamentals of operating systems</text:user-field-get></text:p>
      <text:p text:style-name="P6"/>
      <text:h text:style-name="P26" text:outline-level="1">Data</text:h>
      <text:p text:style-name="P8">From <text:span text:style-name="T15">18</text:span>/11/201<text:span text:style-name="T18">9</text:span> to <text:span text:style-name="T17">01</text:span>/1<text:span text:style-name="T14">2</text:span>/201<text:span text:style-name="T18">9</text:span>. The length of the unit is <text:span text:style-name="T20">2</text:span> weeks (<text:span text:style-name="T19">24</text:span> hours).</text:p>
      <text:h text:style-name="P26" text:outline-level="1">Previous knowledge</text:h>
      <text:p text:style-name="P9">Knowledge about hardware.</text:p>
      <text:h text:style-name="P26" text:outline-level="1">Objectives</text:h>
      <text:list xml:id="list2925649455" text:style-name="L1">
        <text:list-item>
          <text:p text:style-name="P30">To learn <text:span text:style-name="T13">how an operating system works.</text:span></text:p>
        </text:list-item>
        <text:list-item>
          <text:p text:style-name="P31">To learn what task do an operating system</text:p>
        </text:list-item>
      </text:list>
      <text:h text:style-name="P26" text:outline-level="1">Contents</text:h>
      <text:list xml:id="list1836567829" text:style-name="L2">
        <text:list-item>
          <text:p text:style-name="P32">Assembling a computer</text:p>
        </text:list-item>
        <text:list-item>
          <text:p text:style-name="P32">Repair a computer</text:p>
        </text:list-item>
      </text:list>
      <text:h text:style-name="P26" text:outline-level="1">Activities</text:h>
      <text:p text:style-name="P8">You have <text:span text:style-name="T13">two</text:span> kinds of activities.</text:p>
      <text:list xml:id="list1618543146" text:style-name="L3">
        <text:list-item>
          <text:p text:style-name="P33">Research and development activities. You have to search information (most of it not studied in the contents) and write about it.</text:p>
        </text:list-item>
      </text:list>
      <text:h text:style-name="P26" text:outline-level="1">Recommendations</text:h>
      <text:p text:style-name="P8">The activities help you <text:span text:style-name="T16">to order</text:span> and clarify ideas. Besides, there <text:span text:style-name="T16">is</text:span> a test to help you <text:span text:style-name="T16">to check</text:span> your knowled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521ce"/>
    </style:style>
    <style:style style:name="MT3" style:family="text">
      <style:text-properties fo:color="#999966" loext:opacity="100%" officeooo:rsid="00236b36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s of operating system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s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MP2"><text:span text:style-name="MT1">CF</text:span><text:span text:style-name="MT2">G</text:span><text:span text:style-name="MT1">S. </text:span><text:span text:style-name="MT3">DAM/DAW</text:span><text:span text:style-name="MT1"><text:tab/><text:tab/></text:span><text:span text:style-name="MT1"><text:user-field-get text:name="NumeroTema">5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4H57M27S</meta:editing-duration>
    <meta:editing-cycles>36</meta:editing-cycles>
    <meta:generator>LibreOffice/7.3.2.2$Windows_X86_64 LibreOffice_project/49f2b1bff42cfccbd8f788c8dc32c1c309559be0</meta:generator>
    <dc:date>2022-07-29T20:38:34.491000000</dc:date>
    <meta:print-date>2016-11-05T11:04:59.786000000</meta:print-date>
    <meta:document-statistic meta:table-count="0" meta:image-count="1" meta:object-count="0" meta:page-count="4" meta:paragraph-count="43" meta:word-count="229" meta:character-count="1476" meta:non-whitespace-character-count="1280"/>
    <meta:template xlink:type="simple" xlink:actuate="onRequest" xlink:title="Plantilla CEED" xlink:href="../../.config/libreoffice/4/user/template/Plantilla%20CEED.ott" meta:date="2016-09-15T13:17:11.020000000"/>
  </office:meta>
</office:document-meta>
</file>